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111111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MARQUES</text:p>
          </table:table-cell>
          <table:table-cell table:style-name="ce5" table:number-columns-repeated="1019"/>
        </table:table-row>
        <table:table-row table:style-name="ro1">
          <table:table-cell table:style-name="ce2" office:value-type="string" calcext:value-type="string">
            <text:p>id_utilisateu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<text:span text:style-name="T1">Primary Key</text:span> / Auto incr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ricul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ex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Encod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ate_naissanc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OUI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s_actif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true par défa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_UAP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false par défa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_deleted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false par défau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_contrat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UI</text:p>
          </table:table-cell>
          <table:table-cell table:style-name="ce1" office:value-type="string" calcext:value-type="string">
            <text:p>Foreign Key <text:span text:style-name="T2">/ entité contrat</text:span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_csp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<text:span text:style-name="T3">Foreign Key </text:span><text:span text:style-name="T4">/ entité csp</text:span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_post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<text:span text:style-name="T3">Foreign Key </text:span><text:span text:style-name="T4">/ entité poste</text:span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_rol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<text:span text:style-name="T3">Foreign Key </text:span><text:span text:style-name="T4">/ entité rôle</text:span>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9:54:42.314000000</meta:creation-date>
    <dc:date>2022-06-02T20:15:00.474000000</dc:date>
    <meta:editing-duration>PT9M56S</meta:editing-duration>
    <meta:editing-cycles>2</meta:editing-cycles>
    <meta:generator>LibreOffice/7.3.2.2$Windows_X86_64 LibreOffice_project/49f2b1bff42cfccbd8f788c8dc32c1c309559be0</meta:generator>
    <meta:document-statistic meta:table-count="1" meta:cell-count="77" meta:object-count="0"/>
  </office:meta>
</office:document-meta>
</file>